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-ItalicMT" svg:font-family="Arial-ItalicMT" style:font-family-generic="script"/>
    <style:font-face style:name="Arial1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5" style:family="table">
      <style:table-properties style:width="26.702cm" table:align="margins"/>
    </style:style>
    <style:style style:name="Tabulka5.A" style:family="table-column">
      <style:table-column-properties style:column-width="4.392cm" style:rel-column-width="10779*"/>
    </style:style>
    <style:style style:name="Tabulka5.B" style:family="table-column">
      <style:table-column-properties style:column-width="2.91cm" style:rel-column-width="7143*"/>
    </style:style>
    <style:style style:name="Tabulka5.C" style:family="table-column">
      <style:table-column-properties style:column-width="5.345cm" style:rel-column-width="13117*"/>
    </style:style>
    <style:style style:name="Tabulka5.D" style:family="table-column">
      <style:table-column-properties style:column-width="14.055cm" style:rel-column-width="34496*"/>
    </style:style>
    <style:style style:name="Tabulka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5.D1" style:family="table-cell">
      <style:table-cell-properties fo:background-color="#e6e6ff" fo:padding="0.097cm" fo:border="0.002cm solid #000000">
        <style:background-image/>
      </style:table-cell-properties>
    </style:style>
    <style:style style:name="Tabulka5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5.D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1" style:family="table">
      <style:table-properties style:width="26.702cm" table:align="margins"/>
    </style:style>
    <style:style style:name="Tabulka1.A" style:family="table-column">
      <style:table-column-properties style:column-width="3.353cm" style:rel-column-width="8231*"/>
    </style:style>
    <style:style style:name="Tabulka1.B" style:family="table-column">
      <style:table-column-properties style:column-width="23.349cm" style:rel-column-width="57304*"/>
    </style:style>
    <style:style style:name="Tabul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.B1" style:family="table-cell">
      <style:table-cell-properties fo:padding="0.097cm" fo:border="0.002cm solid #000000"/>
    </style:style>
    <style:style style:name="Tabulka1.A2" style:family="table-cell">
      <style:table-cell-properties fo:padding="0.097cm" fo:border-left="0.002cm solid #000000" fo:border-right="none" fo:border-top="none" fo:border-bottom="0.002cm solid #000000"/>
    </style:style>
    <style:style style:name="Tabulk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2" style:family="table">
      <style:table-properties style:width="26.702cm" fo:break-before="page" table:align="margins"/>
    </style:style>
    <style:style style:name="Tabulka2.A" style:family="table-column">
      <style:table-column-properties style:column-width="3.353cm" style:rel-column-width="8231*"/>
    </style:style>
    <style:style style:name="Tabulka2.B" style:family="table-column">
      <style:table-column-properties style:column-width="23.349cm" style:rel-column-width="57304*"/>
    </style:style>
    <style:style style:name="Tabulk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2.B1" style:family="table-cell">
      <style:table-cell-properties fo:padding="0.097cm" fo:border="0.002cm solid #000000"/>
    </style:style>
    <style:style style:name="Tabulka2.A2" style:family="table-cell">
      <style:table-cell-properties fo:padding="0.097cm" fo:border-left="0.002cm solid #000000" fo:border-right="none" fo:border-top="none" fo:border-bottom="0.002cm solid #000000"/>
    </style:style>
    <style:style style:name="Tabulk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6" style:family="table">
      <style:table-properties style:width="26.702cm" table:align="margins"/>
    </style:style>
    <style:style style:name="Tabulka6.A" style:family="table-column">
      <style:table-column-properties style:column-width="18.336cm" style:rel-column-width="45001*"/>
    </style:style>
    <style:style style:name="Tabulka6.B" style:family="table-column">
      <style:table-column-properties style:column-width="2.364cm" style:rel-column-width="5802*"/>
    </style:style>
    <style:style style:name="Tabulka6.C" style:family="table-column">
      <style:table-column-properties style:column-width="2.639cm" style:rel-column-width="6477*"/>
    </style:style>
    <style:style style:name="Tabulka6.D" style:family="table-column">
      <style:table-column-properties style:column-width="3.364cm" style:rel-column-width="8255*"/>
    </style:style>
    <style:style style:name="Tabulka6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6.D1" style:family="table-cell">
      <style:table-cell-properties fo:background-color="#ffffcc" fo:padding="0.097cm" fo:border="0.002cm solid #000000">
        <style:background-image/>
      </style:table-cell-properties>
    </style:style>
    <style:style style:name="Tabulka6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6.D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26.702cm" table:align="margins"/>
    </style:style>
    <style:style style:name="Table2.A" style:family="table-column">
      <style:table-column-properties style:column-width="2.593cm" style:rel-column-width="6363*"/>
    </style:style>
    <style:style style:name="Table2.B" style:family="table-column">
      <style:table-column-properties style:column-width="1.455cm" style:rel-column-width="3571*"/>
    </style:style>
    <style:style style:name="Table2.C" style:family="table-column">
      <style:table-column-properties style:column-width="1.191cm" style:rel-column-width="2922*"/>
    </style:style>
    <style:style style:name="Table2.D" style:family="table-column">
      <style:table-column-properties style:column-width="1.773cm" style:rel-column-width="4350*"/>
    </style:style>
    <style:style style:name="Table2.E" style:family="table-column">
      <style:table-column-properties style:column-width="2.355cm" style:rel-column-width="5779*"/>
    </style:style>
    <style:style style:name="Table2.F" style:family="table-column">
      <style:table-column-properties style:column-width="3.069cm" style:rel-column-width="7532*"/>
    </style:style>
    <style:style style:name="Table2.G" style:family="table-column">
      <style:table-column-properties style:column-width="3.201cm" style:rel-column-width="7857*"/>
    </style:style>
    <style:style style:name="Table2.H" style:family="table-column">
      <style:table-column-properties style:column-width="1.905cm" style:rel-column-width="4675*"/>
    </style:style>
    <style:style style:name="Table2.I" style:family="table-column">
      <style:table-column-properties style:column-width="9.162cm" style:rel-column-width="22486*"/>
    </style:style>
    <style:style style:name="Table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I1" style:family="table-cell">
      <style:table-cell-properties fo:background-color="#e6e6ff" fo:padding="0.097cm" fo:border="0.002cm solid #000000">
        <style:background-image/>
      </style:table-cell-properties>
    </style:style>
    <style:style style:name="Table2.2" style:family="table-row">
      <style:table-row-properties style:min-row-height="0.711cm"/>
    </style:style>
    <style:style style:name="Table2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e2.I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3" style:family="table">
      <style:table-properties style:width="26.702cm" table:align="margins"/>
    </style:style>
    <style:style style:name="Tabulka3.A" style:family="table-column">
      <style:table-column-properties style:column-width="2.752cm" style:rel-column-width="6753*"/>
    </style:style>
    <style:style style:name="Tabulka3.B" style:family="table-column">
      <style:table-column-properties style:column-width="1.482cm" style:rel-column-width="3636*"/>
    </style:style>
    <style:style style:name="Tabulka3.C" style:family="table-column">
      <style:table-column-properties style:column-width="2.249cm" style:rel-column-width="5519*"/>
    </style:style>
    <style:style style:name="Tabulka3.D" style:family="table-column">
      <style:table-column-properties style:column-width="2.434cm" style:rel-column-width="5974*"/>
    </style:style>
    <style:style style:name="Tabulka3.F" style:family="table-column">
      <style:table-column-properties style:column-width="3.043cm" style:rel-column-width="7467*"/>
    </style:style>
    <style:style style:name="Tabulka3.G" style:family="table-column">
      <style:table-column-properties style:column-width="3.069cm" style:rel-column-width="7532*"/>
    </style:style>
    <style:style style:name="Tabulka3.H" style:family="table-column">
      <style:table-column-properties style:column-width="2.223cm" style:rel-column-width="5454*"/>
    </style:style>
    <style:style style:name="Tabulka3.I" style:family="table-column">
      <style:table-column-properties style:column-width="2.037cm" style:rel-column-width="5000*"/>
    </style:style>
    <style:style style:name="Tabulka3.J" style:family="table-column">
      <style:table-column-properties style:column-width="2.064cm" style:rel-column-width="5065*"/>
    </style:style>
    <style:style style:name="Tabulka3.K" style:family="table-column">
      <style:table-column-properties style:column-width="2.917cm" style:rel-column-width="7161*"/>
    </style:style>
    <style:style style:name="Tabulka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3.K1" style:family="table-cell">
      <style:table-cell-properties fo:background-color="#e6e6ff" fo:padding="0.097cm" fo:border="0.002cm solid #000000">
        <style:background-image/>
      </style:table-cell-properties>
    </style:style>
    <style:style style:name="Tabulka3.2" style:family="table-row">
      <style:table-row-properties style:min-row-height="0.711cm"/>
    </style:style>
    <style:style style:name="Tabulka3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3.K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20%" style:shadow="none"/>
      <style:text-properties fo:color="#00ae00" style:font-name="Arial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2" style:family="paragraph" style:parent-style-name="Standard">
      <style:paragraph-properties fo:line-height="120%" style:shadow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line-height="120%" style:shadow="non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line-height="120%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2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line-height="10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line-height="100%" style:shadow="none"/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line-height="100%" fo:text-align="start" style:justify-single-word="false" style:shadow="none"/>
      <style:text-properties fo:color="#000000"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line-height="100%" fo:text-align="start" style:justify-single-word="false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line-height="120%" style:shadow="none"/>
      <style:text-properties fo:color="#280099"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Table_20_Contents">
      <style:paragraph-properties fo:line-height="120%" fo:text-align="start" style:justify-single-word="false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line-height="120%" style:shadow="none"/>
      <style:text-properties style:use-window-font-color="true" style:font-name="ArialMT" fo:font-size="10pt" fo:font-style="italic" fo:font-weight="normal" style:font-name-asian="ArialMT" style:font-size-asian="10pt" style:font-style-asian="italic" style:font-weight-asian="normal" style:font-name-complex="ArialMT" style:font-size-complex="10pt" style:font-style-complex="italic" style:font-weight-complex="normal"/>
    </style:style>
    <style:style style:name="P13" style:family="paragraph" style:parent-style-name="Table_20_Contents">
      <style:paragraph-properties fo:line-height="120%" fo:text-align="start" style:justify-single-word="false" style:shadow="non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background-color="transparen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style="italic" fo:background-color="transparent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style:font-name="ArialMT" fo:font-size="10pt" style:font-name-asian="ArialMT" style:font-size-asian="10pt" style:font-name-complex="ArialM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MT" fo:font-size="10pt" style:font-name-asian="ArialMT" style:font-size-asian="10pt" style:font-name-complex="ArialM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24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Arial" fo:font-size="10pt" fo:background-color="transparent" style:font-size-asian="10pt" style:font-size-complex="10pt"/>
    </style:style>
    <style:style style:name="P26" style:family="paragraph" style:parent-style-name="Standard">
      <style:paragraph-properties fo:line-height="100%"/>
      <style:text-properties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line-height="100%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line-height="100%"/>
      <style:text-properties fo:color="#280099" style:font-name="Arial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Arial-ItalicMT" fo:font-size="10pt" style:font-size-asian="10pt" style:font-size-complex="10pt"/>
    </style:style>
    <style:style style:name="P30" style:family="paragraph" style:parent-style-name="Standard">
      <style:paragraph-properties fo:line-height="100%" fo:break-before="page"/>
      <style:text-properties fo:color="#280099" style:font-name="Arial"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00%" fo:break-before="page"/>
      <style:text-properties style:font-name="Arial" fo:font-size="10pt" style:font-size-asian="10pt" style:font-size-complex="10pt"/>
    </style:style>
    <style:style style:name="P32" style:family="paragraph" style:parent-style-name="Standard">
      <style:paragraph-properties fo:line-height="100%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line-height="100%" fo:text-align="start" style:justify-single-word="false" fo:break-before="page" style:shadow="none"/>
      <style:text-properties fo:color="#000000"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Standard">
      <style:paragraph-properties fo:line-height="120%" fo:break-before="page" style:shadow="none"/>
      <style:text-properties fo:color="#280099"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 fo:background-color="#e6e6ff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 style:list-style-name="L1">
      <style:paragraph-properties fo:line-height="120%" style:shadow="none"/>
      <style:text-properties style:font-name="Arial" fo:font-size="10pt" style:font-size-asian="10pt" style:font-size-complex="10pt"/>
    </style:style>
    <style:style style:name="P37" style:family="paragraph" style:parent-style-name="Standard" style:list-style-name="L2">
      <style:paragraph-properties fo:line-height="120%" style:shadow="none"/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line-height="120%" style:shadow="none"/>
      <style:text-properties style:font-name="ArialMT" fo:font-size="10pt" style:font-name-asian="ArialMT" style:font-size-asian="10pt" style:font-name-complex="ArialMT" style:font-size-complex="10pt"/>
    </style:style>
    <style:style style:name="P39" style:family="paragraph" style:parent-style-name="Standard" style:list-style-name="L2">
      <style:paragraph-properties fo:line-height="120%" style:shadow="none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 style:list-style-name="L2">
      <style:paragraph-properties fo:line-height="120%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fo:font-style="normal" fo:font-weight="normal" style:font-name-asian="ArialMT" style:font-style-asian="normal" style:font-weight-asian="normal" style:font-name-complex="ArialMT" style:font-style-complex="normal" style:font-weight-complex="normal"/>
    </style:style>
    <style:style style:name="T2" style:family="text">
      <style:text-properties style:font-name="Arial"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T6" style:family="text">
      <style:text-properties fo:color="#000000" fo:background-color="transparent"/>
    </style:style>
    <style:style style:name="T7" style:family="text">
      <style:text-properties fo:color="#000000" style:text-outline="false" style:text-line-through-style="none" style:font-name="Arial1" fo:text-shadow="none" style:text-underline-style="none" fo:background-color="transparent" style:font-name-asian="Arial1" style:font-name-complex="Arial1" style:text-emphasize="none" style:text-overline-style="none" style:text-overline-color="font-color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ArialMT" style:font-name-asian="ArialMT" style:font-name-complex="ArialMT"/>
    </style:style>
    <style:style style:name="T10" style:family="text">
      <style:text-properties fo:font-style="italic" style:font-name-asian="Arial-ItalicMT" style:font-style-asian="italic" style:font-name-complex="Arial-ItalicMT" style:font-style-complex="italic"/>
    </style:style>
    <style:style style:name="T11" style:family="text">
      <style:text-properties style:text-outline="false" style:text-line-through-style="none" style:font-name="Arial1" fo:text-shadow="none" style:text-underline-style="none" style:font-name-asian="Arial1" style:font-name-complex="Arial1" style:text-emphasize="none" style:text-overline-style="none" style:text-overline-color="font-color"/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ifikace testů – Výskyt konkrétních údajů</text:p>
      <text:p text:style-name="P12">Identifikace: <text:span text:style-name="T8">ts_E-vyskyt-konkretnich-udaju</text:span></text:p>
      <text:p text:style-name="P10"/>
      <text:p text:style-name="P10">1. Revize dokumentu</text:p>
      <text:p text:style-name="P10"/>
      <table:table table:name="Tabulka5" table:style-name="Tabulka5">
        <table:table-column table:style-name="Tabulka5.A"/>
        <table:table-column table:style-name="Tabulka5.B"/>
        <table:table-column table:style-name="Tabulka5.C"/>
        <table:table-column table:style-name="Tabulka5.D"/>
        <table:table-row>
          <table:table-cell table:style-name="Tabulka5.A1" office:value-type="string">
            <text:p text:style-name="P23">Datum poslední úpravy</text:p>
          </table:table-cell>
          <table:table-cell table:style-name="Tabulka5.A1" office:value-type="string">
            <text:p text:style-name="P17">Aktuální verze</text:p>
          </table:table-cell>
          <table:table-cell table:style-name="Tabulka5.A1" office:value-type="string">
            <text:p text:style-name="P16">Úpravu provedl</text:p>
          </table:table-cell>
          <table:table-cell table:style-name="Tabulka5.D1" office:value-type="string">
            <text:p text:style-name="P16">Druh úpravy</text:p>
          </table:table-cell>
        </table:table-row>
        <table:table-row>
          <table:table-cell table:style-name="Tabulka5.A2" office:value-type="string">
            <text:p text:style-name="P22">2011-08-30</text:p>
          </table:table-cell>
          <table:table-cell table:style-name="Tabulka5.A2" office:value-type="string">
            <text:p text:style-name="P15">1.0</text:p>
          </table:table-cell>
          <table:table-cell table:style-name="Tabulka5.A2" office:value-type="string">
            <text:p text:style-name="P14">Břetislav Mazoch, učo 325233</text:p>
          </table:table-cell>
          <table:table-cell table:style-name="Tabulka5.D2" office:value-type="string">
            <text:p text:style-name="P14">Vytvoření dokumentu</text:p>
          </table:table-cell>
        </table:table-row>
        <table:table-row>
          <table:table-cell table:style-name="Tabulka5.A2" office:value-type="string">
            <text:p text:style-name="P22"/>
          </table:table-cell>
          <table:table-cell table:style-name="Tabulka5.A2" office:value-type="string">
            <text:p text:style-name="P15"/>
          </table:table-cell>
          <table:table-cell table:style-name="Tabulka5.A2" office:value-type="string">
            <text:p text:style-name="P14"/>
          </table:table-cell>
          <table:table-cell table:style-name="Tabulka5.D2" office:value-type="string">
            <text:p text:style-name="P14"/>
          </table:table-cell>
        </table:table-row>
        <table:table-row>
          <table:table-cell table:style-name="Tabulka5.A2" office:value-type="string">
            <text:p text:style-name="P22"/>
          </table:table-cell>
          <table:table-cell table:style-name="Tabulka5.A2" office:value-type="string">
            <text:p text:style-name="P15"/>
          </table:table-cell>
          <table:table-cell table:style-name="Tabulka5.A2" office:value-type="string">
            <text:p text:style-name="P14"/>
          </table:table-cell>
          <table:table-cell table:style-name="Tabulka5.D2" office:value-type="string">
            <text:p text:style-name="P14"/>
          </table:table-cell>
        </table:table-row>
        <table:table-row>
          <table:table-cell table:style-name="Tabulka5.A2" office:value-type="string">
            <text:p text:style-name="P22"/>
          </table:table-cell>
          <table:table-cell table:style-name="Tabulka5.A2" office:value-type="string">
            <text:p text:style-name="P15"/>
          </table:table-cell>
          <table:table-cell table:style-name="Tabulka5.A2" office:value-type="string">
            <text:p text:style-name="P14"/>
          </table:table-cell>
          <table:table-cell table:style-name="Tabulka5.D2" office:value-type="string">
            <text:p text:style-name="P14"/>
          </table:table-cell>
        </table:table-row>
        <table:table-row>
          <table:table-cell table:style-name="Tabulka5.A2" office:value-type="string">
            <text:p text:style-name="P22"/>
          </table:table-cell>
          <table:table-cell table:style-name="Tabulka5.A2" office:value-type="string">
            <text:p text:style-name="P15"/>
          </table:table-cell>
          <table:table-cell table:style-name="Tabulka5.A2" office:value-type="string">
            <text:p text:style-name="P14"/>
          </table:table-cell>
          <table:table-cell table:style-name="Tabulka5.D2" office:value-type="string">
            <text:p text:style-name="P14"/>
          </table:table-cell>
        </table:table-row>
      </table:table>
      <text:p text:style-name="P5"/>
      <text:p text:style-name="P34">2. Návrh testů</text:p>
      <text:p text:style-name="P7"/>
      <text:p text:style-name="P7">Případy užití:</text:p>
      <text:p text:style-name="P7"/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21">Use case ID</text:p>
          </table:table-cell>
          <table:table-cell table:style-name="Tabulka1.B1" office:value-type="string">
            <text:p text:style-name="P14">E01</text:p>
          </table:table-cell>
        </table:table-row>
        <table:table-row>
          <table:table-cell table:style-name="Tabulka1.A2" office:value-type="string">
            <text:p text:style-name="P21">Primary actor</text:p>
          </table:table-cell>
          <table:table-cell table:style-name="Tabulka1.B2" office:value-type="string">
            <text:p text:style-name="P14">Uživatel (návštěvník agendy)</text:p>
          </table:table-cell>
        </table:table-row>
        <table:table-row>
          <table:table-cell table:style-name="Tabulka1.A2" office:value-type="string">
            <text:p text:style-name="P21">Secondary actor</text:p>
          </table:table-cell>
          <table:table-cell table:style-name="Tabulka1.B2" office:value-type="string">
            <text:p text:style-name="P14">Osoba v IS MU</text:p>
          </table:table-cell>
        </table:table-row>
        <table:table-row>
          <table:table-cell table:style-name="Tabulka1.A2" office:value-type="string">
            <text:p text:style-name="P21">Brief description</text:p>
          </table:table-cell>
          <table:table-cell table:style-name="Tabulka1.B2" office:value-type="string">
            <text:p text:style-name="P16">UCE01 – KONKRÉTNÍ ÚDAJE ZÁLOŽKY ŠKOLITELE</text:p>
          </table:table-cell>
        </table:table-row>
        <table:table-row>
          <table:table-cell table:style-name="Tabulka1.A2" office:value-type="string">
            <text:p text:style-name="P21">Preconditions</text:p>
          </table:table-cell>
          <table:table-cell table:style-name="Tabulka1.B2" office:value-type="string">
            <text:p text:style-name="P14">osoba má dostupnou záložku školitele</text:p>
          </table:table-cell>
        </table:table-row>
        <table:table-row>
          <table:table-cell table:style-name="Tabulka1.A2" office:value-type="string">
            <text:p text:style-name="P21">Post-conditions</text:p>
          </table:table-cell>
          <table:table-cell table:style-name="Tabulka1.B2" office:value-type="string">
            <text:p text:style-name="P14">-</text:p>
          </table:table-cell>
        </table:table-row>
        <table:table-row>
          <table:table-cell table:style-name="Tabulka1.A2" office:value-type="string">
            <text:p text:style-name="P21">Flow of events</text:p>
          </table:table-cell>
          <table:table-cell table:style-name="Tabulka1.B2" office:value-type="string">
            <text:p text:style-name="P2">Basic flow</text:p>
            <text:list xml:id="list33674703" text:style-name="L1">
              <text:list-item>
                <text:p text:style-name="P36">uživatel zadá adresu profilové stránky osoby v IS MU</text:p>
              </text:list-item>
              <text:list-item>
                <text:p text:style-name="P36">systém zobrazí danou profilovou stránku</text:p>
              </text:list-item>
              <text:list-item>
                <text:p text:style-name="P38">uživatel zvolí záložku školitele kliknutím na příslušný odkaz</text:p>
              </text:list-item>
              <text:list-item>
                <text:p text:style-name="P36"><text:span text:style-name="T9">systém aktivuje záložku školitele a </text:span><text:span text:style-name="T1">zobrazí k ní přidružené informace</text:span></text:p>
              </text:list-item>
            </text:list>
          </table:table-cell>
        </table:table-row>
        <table:table-row>
          <table:table-cell table:style-name="Tabulka1.A2" office:value-type="string">
            <text:p text:style-name="P21"><text:span text:style-name="T2">Alternate</text:span> flows</text:p>
          </table:table-cell>
          <table:table-cell table:style-name="Tabulka1.B2" office:value-type="string">
            <text:p text:style-name="P5">-</text:p>
          </table:table-cell>
        </table:table-row>
      </table:table>
      <text:p text:style-name="P5"/>
      <text:p text:style-name="P4"/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P21">Use case ID</text:p>
          </table:table-cell>
          <table:table-cell table:style-name="Tabulka2.B1" office:value-type="string">
            <text:p text:style-name="P14">E02</text:p>
          </table:table-cell>
        </table:table-row>
        <table:table-row>
          <table:table-cell table:style-name="Tabulka2.A2" office:value-type="string">
            <text:p text:style-name="P21">Primary actor</text:p>
          </table:table-cell>
          <table:table-cell table:style-name="Tabulka2.B2" office:value-type="string">
            <text:p text:style-name="P14">Uživatel (návštěvník agendy)</text:p>
          </table:table-cell>
        </table:table-row>
        <table:table-row>
          <table:table-cell table:style-name="Tabulka2.A2" office:value-type="string">
            <text:p text:style-name="P21">Secondary actor</text:p>
          </table:table-cell>
          <table:table-cell table:style-name="Tabulka2.B2" office:value-type="string">
            <text:p text:style-name="P14">Osoba v IS MU</text:p>
          </table:table-cell>
        </table:table-row>
        <table:table-row>
          <table:table-cell table:style-name="Tabulka2.A2" office:value-type="string">
            <text:p text:style-name="P21">Brief description</text:p>
          </table:table-cell>
          <table:table-cell table:style-name="Tabulka2.B2" office:value-type="string">
            <text:p text:style-name="P16">UCE02 – KONKRÉTNÍ ÚDAJE ZÁLOŽKY PUBLIKACÍ</text:p>
          </table:table-cell>
        </table:table-row>
        <table:table-row>
          <table:table-cell table:style-name="Tabulka2.A2" office:value-type="string">
            <text:p text:style-name="P21">Preconditions</text:p>
          </table:table-cell>
          <table:table-cell table:style-name="Tabulka2.B2" office:value-type="string">
            <text:p text:style-name="P14">osoba má dostupnou záložku publikací</text:p>
          </table:table-cell>
        </table:table-row>
        <table:table-row>
          <table:table-cell table:style-name="Tabulka2.A2" office:value-type="string">
            <text:p text:style-name="P21">Post-conditions</text:p>
          </table:table-cell>
          <table:table-cell table:style-name="Tabulka2.B2" office:value-type="string">
            <text:p text:style-name="P14">-</text:p>
          </table:table-cell>
        </table:table-row>
        <table:table-row>
          <table:table-cell table:style-name="Tabulka2.A2" office:value-type="string">
            <text:p text:style-name="P21">Flow of events</text:p>
          </table:table-cell>
          <table:table-cell table:style-name="Tabulka2.B2" office:value-type="string">
            <text:p text:style-name="P2">Basic flow</text:p>
            <text:list xml:id="list33652312" text:continue-list="list33674703" text:style-name="L1">
              <text:list-item text:start-value="1">
                <text:p text:style-name="P36">uživatel zadá adresu profilové stránky osoby v IS MU</text:p>
              </text:list-item>
              <text:list-item>
                <text:p text:style-name="P36">systém zobrazí danou profilovou stránku</text:p>
              </text:list-item>
              <text:list-item>
                <text:p text:style-name="P38">uživatel zvolí záložku publikací kliknutím na příslušný odkaz</text:p>
              </text:list-item>
              <text:list-item>
                <text:p text:style-name="P36"><text:span text:style-name="T9">systém aktivuje záložku publikací a </text:span><text:span text:style-name="T1">zobrazí k ní přidružené informace</text:span></text:p>
              </text:list-item>
            </text:list>
          </table:table-cell>
        </table:table-row>
        <table:table-row>
          <table:table-cell table:style-name="Tabulka2.A2" office:value-type="string">
            <text:p text:style-name="P21"><text:span text:style-name="T2">Alternate</text:span> flows</text:p>
          </table:table-cell>
          <table:table-cell table:style-name="Tabulka2.B2" office:value-type="string">
            <text:p text:style-name="P5">-</text:p>
          </table:table-cell>
        </table:table-row>
      </table:table>
      <text:p text:style-name="P5"/>
      <text:p text:style-name="P4"/>
      <text:p text:style-name="P32">Sestavení a pojmenování scénářů:</text:p>
      <text:p text:style-name="P26"/>
      <table:table table:name="Tabulka6" table:style-name="Tabulka6">
        <table:table-column table:style-name="Tabulka6.A"/>
        <table:table-column table:style-name="Tabulka6.B"/>
        <table:table-column table:style-name="Tabulka6.C"/>
        <table:table-column table:style-name="Tabulka6.D"/>
        <table:table-row>
          <table:table-cell table:style-name="Tabulka6.A1" office:value-type="string">
            <text:p text:style-name="P24"><text:span text:style-name="T3">Scénař 1.1 </text:span>– kontrola výskytu konkrétních informací záložky školitele</text:p>
          </table:table-cell>
          <table:table-cell table:style-name="Tabulka6.A1" office:value-type="string">
            <text:p text:style-name="P24">UCE01 </text:p>
          </table:table-cell>
          <table:table-cell table:style-name="Tabulka6.A1" office:value-type="string">
            <text:p text:style-name="P24">Basic flow</text:p>
          </table:table-cell>
          <table:table-cell table:style-name="Tabulka6.D1" office:value-type="string">
            <text:p text:style-name="P14"/>
          </table:table-cell>
        </table:table-row>
        <table:table-row>
          <table:table-cell table:style-name="Tabulka6.A2" office:value-type="string">
            <text:p text:style-name="P24"><text:span text:style-name="T3">Scénař 2.1</text:span> – kontrola výskytu konkrétních informací záložky publikací</text:p>
          </table:table-cell>
          <table:table-cell table:style-name="Tabulka6.A2" office:value-type="string">
            <text:p text:style-name="P24">UCE02</text:p>
          </table:table-cell>
          <table:table-cell table:style-name="Tabulka6.A2" office:value-type="string">
            <text:p text:style-name="P24">Basic flow</text:p>
          </table:table-cell>
          <table:table-cell table:style-name="Tabulka6.D2" office:value-type="string">
            <text:p text:style-name="P14"/>
          </table:table-cell>
        </table:table-row>
      </table:table>
      <text:p text:style-name="P7"/>
      <text:p text:style-name="P30">3. Testové případy</text:p>
      <text:p text:style-name="P28"/>
      <text:p text:style-name="P24"><text:span text:style-name="T3">Tabulka vstupů a výstupů </text:span>(V = valid, I = invalid, - = irelevantní údaj):</text:p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35">TestCase ID#</text:p>
          </table:table-cell>
          <table:table-cell table:style-name="Table2.A1" office:value-type="string">
            <text:p text:style-name="P17">Scénař</text:p>
          </table:table-cell>
          <table:table-cell table:style-name="Table2.A1" office:value-type="string">
            <text:p text:style-name="P17">Profil</text:p>
          </table:table-cell>
          <table:table-cell table:style-name="Table2.A1" office:value-type="string">
            <text:p text:style-name="P17">Blok "Dorští studenti"</text:p>
          </table:table-cell>
          <table:table-cell table:style-name="Table2.A1" office:value-type="string">
            <text:p text:style-name="P17">Blok "Konzultant doktorských studentů"</text:p>
          </table:table-cell>
          <table:table-cell table:style-name="Table2.A1" office:value-type="string">
            <text:p text:style-name="P17">Blok "Závěrečné práce - Vedoucí"</text:p>
          </table:table-cell>
          <table:table-cell table:style-name="Table2.A1" office:value-type="string">
            <text:p text:style-name="P17">Blok "Závěrečné práce - Oponent"</text:p>
          </table:table-cell>
          <table:table-cell table:style-name="Table2.A1" office:value-type="string">
            <text:p text:style-name="P17">Název publikace</text:p>
          </table:table-cell>
          <table:table-cell table:style-name="Table2.I1" office:value-type="string">
            <text:p text:style-name="P17">Očekávaný výsledek</text:p>
          </table:table-cell>
        </table:table-row>
        <table:table-row table:style-name="Table2.2">
          <table:table-cell table:style-name="Table2.A2" office:value-type="string">
            <text:p text:style-name="P25">UCE01_TC01</text:p>
          </table:table-cell>
          <table:table-cell table:style-name="Table2.A2" office:value-type="string">
            <text:p text:style-name="P19">1.1</text:p>
          </table:table-cell>
          <table:table-cell table:style-name="Table2.A2" office:value-type="string">
            <text:p text:style-name="P19">V</text:p>
          </table:table-cell>
          <table:table-cell table:style-name="Table2.A2" office:value-type="string">
            <text:p text:style-name="P19">V</text:p>
          </table:table-cell>
          <table:table-cell table:style-name="Table2.A2" office:value-type="string">
            <text:p text:style-name="P19">V</text:p>
          </table:table-cell>
          <table:table-cell table:style-name="Table2.A2" office:value-type="string">
            <text:p text:style-name="P19">V</text:p>
          </table:table-cell>
          <table:table-cell table:style-name="Table2.A2" office:value-type="string">
            <text:p text:style-name="P19">V</text:p>
          </table:table-cell>
          <table:table-cell table:style-name="Table2.A2" office:value-type="string">
            <text:p text:style-name="P19">-</text:p>
          </table:table-cell>
          <table:table-cell table:style-name="Table2.I2" office:value-type="string">
            <text:p text:style-name="P18">zobrazení profilové stránky dané osoby při vstupu, aktivace záložky školitele, výskyt relevantních informací:</text:p>
            <text:p text:style-name="P18">blok "Doktorší studenti" (osoba, téma)</text:p>
            <text:p text:style-name="P18">blok "Konzultant doktorských studentů" (osoba, téma)</text:p>
            <text:p text:style-name="P18">blok "Závěrečné práce - Vedoucí" (osoba, téma)</text:p>
            <text:p text:style-name="P18">blok "Závěrečné práce - Oponent" (osoba, téma)</text:p>
          </table:table-cell>
        </table:table-row>
        <table:table-row table:style-name="Table2.2">
          <table:table-cell table:style-name="Table2.A2" office:value-type="string">
            <text:p text:style-name="P25">UCE02_TC01</text:p>
          </table:table-cell>
          <table:table-cell table:style-name="Table2.A2" office:value-type="string">
            <text:p text:style-name="P19">2.1</text:p>
          </table:table-cell>
          <table:table-cell table:style-name="Table2.A2" office:value-type="string">
            <text:p text:style-name="P19">V</text:p>
          </table:table-cell>
          <table:table-cell table:style-name="Table2.A2" office:value-type="string">
            <text:p text:style-name="P19">-</text:p>
          </table:table-cell>
          <table:table-cell table:style-name="Table2.A2" office:value-type="string">
            <text:p text:style-name="P19">-</text:p>
          </table:table-cell>
          <table:table-cell table:style-name="Table2.A2" office:value-type="string">
            <text:p text:style-name="P19">-</text:p>
          </table:table-cell>
          <table:table-cell table:style-name="Table2.A2" office:value-type="string">
            <text:p text:style-name="P19">-</text:p>
          </table:table-cell>
          <table:table-cell table:style-name="Table2.A2" office:value-type="string">
            <text:p text:style-name="P19">V</text:p>
          </table:table-cell>
          <table:table-cell table:style-name="Table2.I2" office:value-type="string">
            <text:p text:style-name="P18">zobrazení profilové stránky dané osoby při vstupu, aktivace záložky publikací, výskyt relevantních informací:<text:line-break/>název publikace</text:p>
          </table:table-cell>
        </table:table-row>
      </table:table>
      <text:p text:style-name="P6"/>
      <text:p text:style-name="P6"/>
      <text:p text:style-name="P31"><text:span text:style-name="T3">Tabulka konkrétních vstupů a výstupů </text:span>(V = valid, I = invalid, - = irelevantní údaj):</text:p>
      <text:p text:style-name="P24"/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 table:number-columns-repeated="2"/>
        <table:table-column table:style-name="Tabulka3.F"/>
        <table:table-column table:style-name="Tabulka3.G"/>
        <table:table-column table:style-name="Tabulka3.H"/>
        <table:table-column table:style-name="Tabulka3.I"/>
        <table:table-column table:style-name="Tabulka3.J"/>
        <table:table-column table:style-name="Tabulka3.K"/>
        <table:table-row>
          <table:table-cell table:style-name="Tabulka3.A1" office:value-type="string">
            <text:p text:style-name="P35">TestCase ID#</text:p>
          </table:table-cell>
          <table:table-cell table:style-name="Tabulka3.A1" office:value-type="string">
            <text:p text:style-name="P17">Scénař</text:p>
          </table:table-cell>
          <table:table-cell table:style-name="Tabulka3.A1" office:value-type="string">
            <text:p text:style-name="P17">Profil</text:p>
          </table:table-cell>
          <table:table-cell table:style-name="Tabulka3.A1" office:value-type="string">
            <text:p text:style-name="P17">Blok "Dorští studenti"</text:p>
          </table:table-cell>
          <table:table-cell table:style-name="Tabulka3.A1" office:value-type="string">
            <text:p text:style-name="P17">Blok "Konzultant doktorských studentů"</text:p>
          </table:table-cell>
          <table:table-cell table:style-name="Tabulka3.A1" office:value-type="string">
            <text:p text:style-name="P17">Blok "Závěrečné práce - Vedoucí"</text:p>
          </table:table-cell>
          <table:table-cell table:style-name="Tabulka3.A1" office:value-type="string">
            <text:p text:style-name="P17">Blok "Závěrečné práce - Oponent"</text:p>
          </table:table-cell>
          <table:table-cell table:style-name="Tabulka3.A1" office:value-type="string">
            <text:p text:style-name="P17">Název publikace</text:p>
          </table:table-cell>
          <table:table-cell table:style-name="Tabulka3.A1" office:value-type="string">
            <text:p text:style-name="P17">Vstupní podmínka</text:p>
          </table:table-cell>
          <table:table-cell table:style-name="Tabulka3.A1" office:value-type="string">
            <text:p text:style-name="P17">Výstupní podmínka</text:p>
          </table:table-cell>
          <table:table-cell table:style-name="Tabulka3.K1" office:value-type="string">
            <text:p text:style-name="P17">Očekávaný výsledek</text:p>
          </table:table-cell>
        </table:table-row>
        <table:table-row table:style-name="Tabulka3.2">
          <table:table-cell table:style-name="Tabulka3.A2" office:value-type="string">
            <text:p text:style-name="P25">UCE01_TC01</text:p>
          </table:table-cell>
          <table:table-cell table:style-name="Tabulka3.A2" office:value-type="string">
            <text:p text:style-name="P19">1.1</text:p>
          </table:table-cell>
          <table:table-cell table:style-name="Tabulka3.A2" office:value-type="string">
            <text:p text:style-name="P20">viz. testová data supervisorTabData.xls</text:p>
          </table:table-cell>
          <table:table-cell table:style-name="Tabulka3.A2" office:value-type="string">
            <text:p text:style-name="P20">viz. testová data supervisorTabData.xls</text:p>
          </table:table-cell>
          <table:table-cell table:style-name="Tabulka3.A2" office:value-type="string">
            <text:p text:style-name="P20">viz. testová data supervisorTabData.xls</text:p>
          </table:table-cell>
          <table:table-cell table:style-name="Tabulka3.A2" office:value-type="string">
            <text:p text:style-name="P20">viz. testová data supervisorTabData.xls</text:p>
          </table:table-cell>
          <table:table-cell table:style-name="Tabulka3.A2" office:value-type="string">
            <text:p text:style-name="P20">viz. testová data supervisorTabData.xls</text:p>
          </table:table-cell>
          <table:table-cell table:style-name="Tabulka3.A2" office:value-type="string">
            <text:p text:style-name="P19">-</text:p>
          </table:table-cell>
          <table:table-cell table:style-name="Tabulka3.A2" office:value-type="string">
            <text:p text:style-name="P19">dostupná záložka školitele</text:p>
          </table:table-cell>
          <table:table-cell table:style-name="Tabulka3.A2" office:value-type="string">
            <text:p text:style-name="P19">-</text:p>
          </table:table-cell>
          <table:table-cell table:style-name="Tabulka3.K2" office:value-type="string">
            <text:p text:style-name="P29">viz. Tab. vstupů <text:span text:style-name="T10">a výstupů</text:span></text:p>
          </table:table-cell>
        </table:table-row>
        <table:table-row table:style-name="Tabulka3.2">
          <table:table-cell table:style-name="Tabulka3.A2" office:value-type="string">
            <text:p text:style-name="P25">UCE02_TC01</text:p>
          </table:table-cell>
          <table:table-cell table:style-name="Tabulka3.A2" office:value-type="string">
            <text:p text:style-name="P19">2.1</text:p>
          </table:table-cell>
          <table:table-cell table:style-name="Tabulka3.A2" office:value-type="string">
            <text:p text:style-name="P20">viz. testová data publicationsTabData.xls</text:p>
          </table:table-cell>
          <table:table-cell table:style-name="Tabulka3.A2" office:value-type="string">
            <text:p text:style-name="P19">-</text:p>
          </table:table-cell>
          <table:table-cell table:style-name="Tabulka3.A2" office:value-type="string">
            <text:p text:style-name="P19">-</text:p>
          </table:table-cell>
          <table:table-cell table:style-name="Tabulka3.A2" office:value-type="string">
            <text:p text:style-name="P19">-</text:p>
          </table:table-cell>
          <table:table-cell table:style-name="Tabulka3.A2" office:value-type="string">
            <text:p text:style-name="P19">-</text:p>
          </table:table-cell>
          <table:table-cell table:style-name="Tabulka3.A2" office:value-type="string">
            <text:p text:style-name="P20">viz. testová data publicationsTabData.xls</text:p>
          </table:table-cell>
          <table:table-cell table:style-name="Tabulka3.A2" office:value-type="string">
            <text:p text:style-name="P19">dostupná záložka publikací</text:p>
          </table:table-cell>
          <table:table-cell table:style-name="Tabulka3.A2" office:value-type="string">
            <text:p text:style-name="P19">-</text:p>
          </table:table-cell>
          <table:table-cell table:style-name="Tabulka3.K2" office:value-type="string">
            <text:p text:style-name="P29">viz. Tab. vstupů <text:span text:style-name="T10">a výstupů</text:span></text:p>
          </table:table-cell>
        </table:table-row>
      </table:table>
      <text:p text:style-name="P6"/>
      <text:p text:style-name="P6"/>
      <text:p text:style-name="P30">4. Testové procedury</text:p>
      <text:p text:style-name="P27"/>
      <text:p text:style-name="P8">UCE01_TC01</text:p>
      <text:p text:style-name="P13"><text:span text:style-name="T6">PROFIL = hodnoty sloupce "profil (učo)" souboru supervisorTabData.xls<text:line-break/>BLOK1 [osoba/autor, název tématu] = hodnoty sloupce "</text:span><text:span text:style-name="T11">block of information: Doctoral students</text:span><text:span text:style-name="T6">" souboru supervisorTabData.xls<text:line-break/>BLOK2 [osoba/autor, název tématu] = hodnoty sloupce "</text:span><text:span text:style-name="T7">block of information: Doctoral students' consultant</text:span><text:span text:style-name="T6">" souboru supervisorTabData.xls<text:line-break/>BLOK3 [osoba/autor, název tématu] = hodnoty sloupce "</text:span><text:span text:style-name="T7">block of information: Theses - Supervisor</text:span><text:span text:style-name="T6">" souboru supervisorTabData.xls<text:line-break/>BLOK4 [osoba/autor, název tématu] = hodnoty sloupce "</text:span><text:span text:style-name="T7">block of information: Theses - Reader</text:span><text:span text:style-name="T6">" souboru supervisorTabData.xls</text:span></text:p>
      <text:p text:style-name="P11">Pro všechny z PROFIL:</text:p>
      <text:list xml:id="list33666999" text:style-name="L2">
        <text:list-item>
          <text:p text:style-name="P37"><text:span text:style-name="T4">otevření profilové stránky </text:span><text:a xlink:type="simple" xlink:href="http://is.muni.cz/osoba/PROFIL">http://is.muni.cz/osoba/</text:a><text:a xlink:type="simple" xlink:href="http://is.muni.cz/osoba/PROFIL"><text:span text:style-name="T4">PROFIL</text:span></text:a></text:p>
        </text:list-item>
        <text:list-item>
          <text:p text:style-name="P39">ověření zobrazení správné profilové stránky</text:p>
        </text:list-item>
        <text:list-item>
          <text:p text:style-name="P37">klik na záložku "Školitel"</text:p>
        </text:list-item>
        <text:list-item>
          <text:p text:style-name="P37">Pro všechny z <text:span text:style-name="T5">BLOK1:</text:span></text:p>
          <text:list>
            <text:list-item>
              <text:p text:style-name="P37"><text:s/><text:span text:style-name="T5">ověření výskytu správného jména osoby</text:span></text:p>
            </text:list-item>
            <text:list-item>
              <text:p text:style-name="P40"><text:s/>IF existuje téma THEN ověření výskytu správného názvu tématu práce</text:p>
            </text:list-item>
          </text:list>
        </text:list-item>
        <text:list-item>
          <text:p text:style-name="P37">Pro všechny z <text:span text:style-name="T5">BLOK2:</text:span></text:p>
          <text:list>
            <text:list-item>
              <text:p text:style-name="P37"><text:s/><text:span text:style-name="T5">ověření výskytu správného jména osoby</text:span></text:p>
            </text:list-item>
            <text:list-item>
              <text:p text:style-name="P40"><text:s/>IF existuje téma THEN ověření výskytu správného názvu tématu práce</text:p>
            </text:list-item>
          </text:list>
        </text:list-item>
        <text:list-item>
          <text:p text:style-name="P37">Pro všechny z <text:span text:style-name="T5">BLOK3:</text:span></text:p>
          <text:list>
            <text:list-item>
              <text:p text:style-name="P37"><text:s/>IF je počet záznamů &gt; 10 THEN klik na přepínač pro zobrazení všech záznamů</text:p>
            </text:list-item>
            <text:list-item>
              <text:p text:style-name="P40"><text:s/>ověření výskytu správného jména autora</text:p>
            </text:list-item>
            <text:list-item>
              <text:p text:style-name="P40"><text:s/>ověření výskytu správného názvu tématu práce</text:p>
            </text:list-item>
            <text:list-item>
              <text:p text:style-name="P40"><text:s/>klik na odkaz tématu práce</text:p>
            </text:list-item>
            <text:list-item>
              <text:p text:style-name="P40"><text:s/>ověření zobrazení stránky práce</text:p>
            </text:list-item>
            <text:list-item>
              <text:p text:style-name="P40"><text:s/>ověření informace o autorovi</text:p>
            </text:list-item>
            <text:list-item>
              <text:p text:style-name="P40"><text:s/>návrat na předchozí stránku</text:p>
            </text:list-item>
          </text:list>
        </text:list-item>
        <text:list-item>
          <text:p text:style-name="P37">Pro všechny z <text:span text:style-name="T5">BLOK4:</text:span></text:p>
          <text:list>
            <text:list-item>
              <text:p text:style-name="P37"><text:s/>IF je počet záznamů &gt; 10 THEN klik na přepínač pro zobrazení všech záznamů</text:p>
            </text:list-item>
            <text:list-item>
              <text:p text:style-name="P40"><text:s/>ověření výskytu správného jména autora</text:p>
            </text:list-item>
            <text:list-item>
              <text:p text:style-name="P40"><text:s/>ověření výskytu správného názvu tématu práce</text:p>
            </text:list-item>
            <text:list-item>
              <text:p text:style-name="P40"><text:s/>klik na odkaz tématu práce</text:p>
            </text:list-item>
            <text:list-item>
              <text:p text:style-name="P40"><text:s/>ověření zobrazení stránky práce</text:p>
            </text:list-item>
            <text:list-item>
              <text:p text:style-name="P40"><text:s/>ověření informace o autorovi</text:p>
            </text:list-item>
            <text:list-item>
              <text:p text:style-name="P40"><text:s/>návrat na předchozí stránku</text:p>
            </text:list-item>
          </text:list>
        </text:list-item>
      </text:list>
      <text:p text:style-name="P3"/>
      <text:p text:style-name="P8"/>
      <text:p text:style-name="P33">UCE02_TC01</text:p>
      <text:p text:style-name="P11">PROFIL = hodnoty sloupce "profil (učo)" souboru supervisorTabData.xls<text:line-break/>PUBLIKACE = hodnoty sloupce "<text:span text:style-name="T11">publications</text:span>" souboru supervisorTabData.xls</text:p>
      <text:p text:style-name="P11">Pro všechny z PROFIL:</text:p>
      <text:list xml:id="list33671791" text:continue-list="list33666999" text:style-name="L2">
        <text:list-item text:start-value="1">
          <text:p text:style-name="P37"><text:span text:style-name="T4">otevření profilové stránky </text:span><text:a xlink:type="simple" xlink:href="http://is.muni.cz/osoba/PROFIL">http://is.muni.cz/osoba/</text:a><text:a xlink:type="simple" xlink:href="http://is.muni.cz/osoba/PROFIL"><text:span text:style-name="T4">PROFIL</text:span></text:a></text:p>
        </text:list-item>
        <text:list-item>
          <text:p text:style-name="P39">ověření zobrazení správné profilové stránky</text:p>
        </text:list-item>
        <text:list-item>
          <text:p text:style-name="P37">klik na záložku "Publikace"</text:p>
        </text:list-item>
        <text:list-item>
          <text:p text:style-name="P37">Pro všechny z <text:span text:style-name="T5">PUBLIKACE:</text:span></text:p>
          <text:list>
            <text:list-item>
              <text:p text:style-name="P37"><text:s/><text:span text:style-name="T5">ověření výskytu správné publikace ve výpisu</text:span></text:p>
            </text:list-item>
            <text:list-item>
              <text:p text:style-name="P40"><text:s/>klik na odkaz publikace</text:p>
            </text:list-item>
            <text:list-item>
              <text:p text:style-name="P40"><text:s/>ověření zobrazení stránky s informací o publikaci</text:p>
            </text:list-item>
            <text:list-item>
              <text:p text:style-name="P40"><text:s/>návrat na předchozí stránku</text:p>
            </text:list-item>
          </text:list>
        </text:list-item>
      </text:list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-ItalicMT" svg:font-family="Arial-ItalicMT" style:font-family-generic="script"/>
    <style:font-face style:name="Arial1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PMincho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2H40M33S</meta:editing-duration>
    <meta:editing-cycles>204</meta:editing-cycles>
    <meta:generator>OpenOffice.org/3.2$Win32 OpenOffice.org_project/320m19$Build-9505</meta:generator>
    <dc:date>2011-12-27T13:53:41.68</dc:date>
    <dc:creator>b m</dc:creator>
    <meta:document-statistic meta:table-count="6" meta:image-count="0" meta:object-count="0" meta:page-count="8" meta:paragraph-count="167" meta:word-count="730" meta:character-count="5057"/>
    <meta:user-defined meta:name="Info 1"/>
    <meta:user-defined meta:name="Info 2"/>
    <meta:user-defined meta:name="Info 3"/>
    <meta:user-defined meta:name="Info 4"/>
  </office:meta>
</office:document-meta>
</file>